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2.3" office:value-type="float" table:style-name="transparent_crypto"/>
          <table:table-cell office:value="16.5" office:value-type="float" table:style-name="transparent_fiat"/>
          <table:table-cell office:value="37.95" office:value-type="float" table:style-name="transparent_fiat"/>
          <table:table-cell office:value="0.2671765496495888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6)" table:style-name="transparent_percent"/>
          <table:table-cell table:formula="=H4/SUM(H$4:H$6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0.2" office:value-type="float" table:style-name="transparent_crypto"/>
          <table:table-cell office:value="20.454545454545453" office:value-type="float" table:style-name="transparent_fiat"/>
          <table:table-cell office:value="4.090909090909091" office:value-type="float" table:style-name="transparent_fiat"/>
          <table:table-cell office:value="0.028800921629492143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6)" table:style-name="transparent_percent"/>
          <table:table-cell table:formula="=H5/SUM(H$4:H$6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10.0" office:value-type="float" table:style-name="transparent_crypto"/>
          <table:table-cell office:value="10.0" office:value-type="float" table:style-name="transparent_fiat"/>
          <table:table-cell office:value="100.0" office:value-type="float" table:style-name="transparent_fiat"/>
          <table:table-cell office:value="0.7040225287209191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6)" table:style-name="transparent_percent"/>
          <table:table-cell table:formula="=H6/SUM(H$4:H$6)" table:style-name="transparent_percent"/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6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6)" table:style-name="bold_border_fiat"/>
          <table:table-cell table:formula="=SUM(I$4:I$6)" table:style-name="bold_border_fiat"/>
          <table:table-cell table:formula="=(H7-E7)/E7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2.3" office:value-type="float" table:style-name="transparent_crypto"/>
          <table:table-cell office:value="16.5" office:value-type="float" table:style-name="transparent_fiat"/>
          <table:table-cell office:value="37.95" office:value-type="float" table:style-name="transparent_fiat"/>
          <table:table-cell office:value="0.2671765496495888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6)" table:style-name="transparent_percent"/>
          <table:table-cell table:formula="=I4/SUM(I$4:I$6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20.454545454545453" office:value-type="float" table:style-name="transparent_fiat"/>
          <table:table-cell office:value="4.090909090909091" office:value-type="float" table:style-name="transparent_fiat"/>
          <table:table-cell office:value="0.028800921629492143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6)" table:style-name="transparent_percent"/>
          <table:table-cell table:formula="=I5/SUM(I$4:I$6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10.0" office:value-type="float" table:style-name="transparent_fiat"/>
          <table:table-cell office:value="100.0" office:value-type="float" table:style-name="transparent_fiat"/>
          <table:table-cell office:value="0.7040225287209191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6)" table:style-name="transparent_percent"/>
          <table:table-cell table:formula="=I6/SUM(I$4:I$6)" table:style-name="transparent_percent"/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6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6)" table:style-name="bold_border_fiat"/>
          <table:table-cell table:formula="=SUM(J$4:J$6)" table:style-name="bold_border_fiat"/>
          <table:table-cell table:formula="=(I7-F7)/F7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6.294661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